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 g93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delta c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60/[.A2]*[.B2]/60*360" office:value-type="float" office:value="7200" calcext:value-type="float">
            <text:p>72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60/[.A3]*[.B3]/60*360+[.C2]" office:value-type="float" office:value="43200" calcext:value-type="float">
            <text:p>43200</text:p>
          </table:table-cell>
          <table:table-cell table:formula="of:=[.C3]-[.C2]"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formula="of:=60/[.A4]*[.B4]/60*360+[.C3]" office:value-type="float" office:value="45600" calcext:value-type="float">
            <text:p>45600</text:p>
          </table:table-cell>
          <table:table-cell table:formula="of:=[.C4]-[.C3]" office:value-type="float" office:value="2400" calcext:value-type="float">
            <text:p>2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6:06:19.998111063</meta:creation-date>
    <dc:date>2024-10-01T19:08:34.953523644</dc:date>
    <meta:editing-duration>PT3H2M15S</meta:editing-duration>
    <meta:editing-cycles>1</meta:editing-cycles>
    <meta:document-statistic meta:table-count="1" meta:cell-count="14" meta:object-count="0"/>
    <meta:generator>LibreOffice/7.4.7.2$Linux_X86_64 LibreOffice_project/40$Build-2</meta:generator>
  </office:meta>
</office:document-meta>
</file>